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svg:stroke-opacity="100%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svg:stroke-opacity="0%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022cm" svg:height="1.445cm" svg:x="7cm" svg:y="9.368cm">
          <text:p text:style-name="P1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08cm" svg:height="1.265cm" svg:x="10.07cm" svg:y="9.458cm">
          <text:p text:style-name="P1"><text:span text:style-name="T1">eNod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77cm" svg:height="4.516cm" svg:x="13.28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3cm" svg:height="0.723cm" svg:x="13.722cm" svg:y="10.6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3.722cm" svg:y="10.632cm">
          <text:p text:style-name="P1"><text:span text:style-name="T1">S-G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6.207cm" svg:y="10.632cm">
          <text:p text:style-name="P1"><text:span text:style-name="T1">P-G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6.207cm" svg:y="7.742cm">
          <text:p text:style-name="P1"><text:span text:style-name="T1">H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3.722cm" svg:y="7.742cm">
          <text:p text:style-name="P1"><text:span text:style-name="T1">M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4cm" svg:height="0.723cm" svg:x="9.276cm" svg:y="11.2cm">
          <text:p text:style-name="P1"><text:span text:style-name="T1">E-UTRA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023cm" svg:y1="10.09cm" svg:x2="10.069cm" svg:y2="10.09cm">
          <text:p/>
        </draw:line>
        <draw:line draw:style-name="gr5" draw:text-style-name="P1" draw:layer="layout" svg:x1="11.677cm" svg:y1="10.09cm" svg:x2="13.723cm" svg:y2="10.993cm">
          <text:p/>
        </draw:line>
        <draw:custom-shape draw:style-name="gr4" draw:text-style-name="P2" draw:layer="layout" svg:width="2.923cm" svg:height="0.723cm" svg:x="14.307cm" svg:y="12.077cm">
          <text:p text:style-name="P1"><text:span text:style-name="T1">EP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677cm" svg:y1="9.909cm" svg:x2="13.723cm" svg:y2="8.103cm">
          <text:p/>
        </draw:line>
        <draw:line draw:style-name="gr5" draw:text-style-name="P1" draw:layer="layout" svg:x1="14.454cm" svg:y1="8.465cm" svg:x2="14.454cm" svg:y2="10.633cm">
          <text:p/>
        </draw:line>
        <draw:line draw:style-name="gr5" draw:text-style-name="P1" draw:layer="layout" svg:x1="15.185cm" svg:y1="10.994cm" svg:x2="16.208cm" svg:y2="10.994cm">
          <text:p/>
        </draw:line>
        <draw:line draw:style-name="gr5" draw:text-style-name="P1" draw:layer="layout" svg:x1="15.185cm" svg:y1="8.103cm" svg:x2="16.208cm" svg:y2="8.103cm">
          <text:p/>
        </draw:line>
        <draw:custom-shape draw:style-name="gr1" draw:text-style-name="P2" draw:layer="layout" svg:width="2.193cm" svg:height="1.806cm" svg:x="20.007cm" svg:y="9.9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69cm" svg:y1="10.994cm" svg:x2="20.007cm" svg:y2="10.994cm">
          <text:p/>
        </draw:line>
        <draw:custom-shape draw:style-name="gr4" draw:text-style-name="P3" draw:layer="layout" svg:width="1.6cm" svg:height="0.723cm" svg:x="8.2cm" svg:y="9.323cm">
          <text:p text:style-name="P1"><text:span text:style-name="T2">LTE-Uu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0.723cm" svg:x="11.4cm" svg:y="8.4cm">
          <text:p text:style-name="P1"><text:span text:style-name="T2">S1-M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6-12-14T19:17:08.847878368</meta:creation-date>
    <dc:date>2016-12-15T13:59:28.031318841</dc:date>
    <dc:creator>Khan A</dc:creator>
    <meta:editing-duration>PT15M12S</meta:editing-duration>
    <meta:editing-cycles>7</meta:editing-cycles>
    <meta:generator>LibreOffice/4.2.8.2$Linux_X86_64 LibreOffice_project/420m0$Build-2</meta:generator>
    <meta:document-statistic meta:object-count="43"/>
  </office:meta>
</office:document-meta>
</file>